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1mm"/>
    </style:style>
    <style:style style:name="co2" style:family="table-column">
      <style:table-column-properties fo:break-before="auto" style:column-width="34.33mm"/>
    </style:style>
    <style:style style:name="co3" style:family="table-column">
      <style:table-column-properties fo:break-before="auto" style:column-width="37.38mm"/>
    </style:style>
    <style:style style:name="co4" style:family="table-column">
      <style:table-column-properties fo:break-before="auto" style:column-width="23.55mm"/>
    </style:style>
    <style:style style:name="co5" style:family="table-column">
      <style:table-column-properties fo:break-before="auto" style:column-width="27.98mm"/>
    </style:style>
    <style:style style:name="co6" style:family="table-column">
      <style:table-column-properties fo:break-before="auto" style:column-width="29.63mm"/>
    </style:style>
    <style:style style:name="co7" style:family="table-column">
      <style:table-column-properties fo:break-before="auto" style:column-width="35.98mm"/>
    </style:style>
    <style:style style:name="co8" style:family="table-column">
      <style:table-column-properties fo:break-before="auto" style:column-width="40.69mm"/>
    </style:style>
    <style:style style:name="co9" style:family="table-column">
      <style:table-column-properties fo:break-before="auto" style:column-width="29.92mm"/>
    </style:style>
    <style:style style:name="co10" style:family="table-column">
      <style:table-column-properties fo:break-before="auto" style:column-width="48.44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37.09mm"/>
    </style:style>
    <style:style style:name="co13" style:family="table-column">
      <style:table-column-properties fo:break-before="auto" style:column-width="29.35mm"/>
    </style:style>
    <style:style style:name="co14" style:family="table-column">
      <style:table-column-properties fo:break-before="auto" style:column-width="52.58mm"/>
    </style:style>
    <style:style style:name="co15" style:family="table-column">
      <style:table-column-properties fo:break-before="auto" style:column-width="49.53mm"/>
    </style:style>
    <style:style style:name="co16" style:family="table-column">
      <style:table-column-properties fo:break-before="auto" style:column-width="73.59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100.63mm"/>
    </style:style>
    <style:style style:name="co19" style:family="table-column">
      <style:table-column-properties fo:break-before="auto" style:column-width="96.8mm"/>
    </style:style>
    <style:style style:name="co20" style:family="table-column">
      <style:table-column-properties fo:break-before="auto" style:column-width="544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 style:data-style-name="N111">
      <style:text-properties fo:font-weight="bold" style:font-weight-asian="bold" style:font-weight-complex="bold"/>
    </style:style>
    <style:style style:name="ce4" style:family="table-cell" style:parent-style-name="Default" style:data-style-name="N111"/>
    <style:style style:name="ce5" style:family="table-cell" style:parent-style-name="Default" style:data-style-name="N111">
      <style:table-cell-properties fo:background-color="#eeeeee"/>
    </style:style>
    <style:style style:name="ce6" style:family="table-cell" style:parent-style-name="Default" style:data-style-name="N111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 style:data-style-name="N111">
      <style:table-cell-properties fo:background-color="#66ffff"/>
    </style:style>
    <style:style style:name="ce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 style:data-style-name="N112">
      <style:text-properties fo:font-weight="bold" style:font-weight-asian="bold" style:font-weight-complex="bold"/>
    </style:style>
    <style:style style:name="ce13" style:family="table-cell" style:parent-style-name="Default" style:data-style-name="N112"/>
    <style:style style:name="ce14" style:family="table-cell" style:parent-style-name="Default" style:data-style-name="N112">
      <style:table-cell-properties fo:background-color="#eeeeee"/>
    </style:style>
    <style:style style:name="ce1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null-year="1940"/>
      <table:table table:name="Grain (wheat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ce4"/>
        <table:table-column table:style-name="co16" table:default-cell-style-name="ce13"/>
        <table:table-column table:style-name="co17" table:number-columns-repeated="1008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Bushels/acre/year</text:p>
          </table:table-cell>
          <table:table-cell table:style-name="ce1" office:value-type="string" calcext:value-type="string">
            <text:p>Tonne/hectare/year</text:p>
          </table:table-cell>
          <table:table-cell table:style-name="ce1" office:value-type="string" calcext:value-type="string">
            <text:p>Meters / tile</text:p>
          </table:table-cell>
          <table:table-cell table:style-name="ce1" office:value-type="string" calcext:value-type="string">
            <text:p>Tiles / hectare</text:p>
          </table:table-cell>
          <table:table-cell table:style-name="ce1" office:value-type="string" calcext:value-type="string">
            <text:p>Tonne/tile/year</text:p>
          </table:table-cell>
          <table:table-cell table:style-name="ce1" office:value-type="string" calcext:value-type="string">
            <text:p>Nominal hours/day</text:p>
          </table:table-cell>
          <table:table-cell table:style-name="ce1" office:value-type="string" calcext:value-type="string">
            <text:p>Hours/nominal month</text:p>
          </table:table-cell>
          <table:table-cell table:style-name="ce3" office:value-type="string" calcext:value-type="string">
            <text:p>Tonne/tile/hour</text:p>
          </table:table-cell>
          <table:table-cell table:style-name="ce6" office:value-type="string" calcext:value-type="string">
            <text:p>Tonne/tile/nominal month</text:p>
          </table:table-cell>
          <table:table-cell table:style-name="ce8" office:value-type="string" calcext:value-type="string">
            <text:p>Ave. size (acres)</text:p>
          </table:table-cell>
          <table:table-cell table:style-name="ce1" office:value-type="string" calcext:value-type="string">
            <text:p>Ave. size (hectares)</text:p>
          </table:table-cell>
          <table:table-cell table:style-name="ce1" office:value-type="string" calcext:value-type="string">
            <text:p>Ave. size (tiles)</text:p>
          </table:table-cell>
          <table:table-cell table:style-name="ce3" office:value-type="string" calcext:value-type="string">
            <text:p>Tonnes/farm/nominal month</text:p>
          </table:table-cell>
          <table:table-cell table:style-name="ce3" office:value-type="string" calcext:value-type="string">
            <text:p>Nominal months per tonne</text:p>
          </table:table-cell>
          <table:table-cell table:style-name="ce12" office:value-type="string" calcext:value-type="string">
            <text:p>Proportion productivity compared to last</text:p>
          </table:table-cell>
          <table:table-cell table:number-columns-repeated="100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7.26" calcext:value-type="float">
            <text:p>17.26</text:p>
          </table:table-cell>
          <table:table-cell table:formula="of:=[.B2]*0.0673" office:value-type="float" office:value="1.161598" calcext:value-type="float">
            <text:p>1.161598</text:p>
          </table:table-cell>
          <table:table-cell office:value-type="float" office:value="125" calcext:value-type="float">
            <text:p>125</text:p>
          </table:table-cell>
          <table:table-cell table:formula="of:=(100/[.D2])^2" office:value-type="float" office:value="0.64" calcext:value-type="float">
            <text:p>0.64</text:p>
          </table:table-cell>
          <table:table-cell table:formula="of:=[.C2]/[.E2]" office:value-type="float" office:value="1.814996875" calcext:value-type="float">
            <text:p>1.814996875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formula="of:=([.F2]/365.25)/[.G2]" office:value-type="float" office:value="0.000310574413928816" calcext:value-type="float">
            <text:p>0.0003106</text:p>
          </table:table-cell>
          <table:table-cell table:style-name="ce7" table:formula="of:=[.I2]*[.H2]" office:value-type="float" office:value="0.00198767624914442" calcext:value-type="float">
            <text:p>0.0019877</text:p>
          </table:table-cell>
          <table:table-cell table:style-name="ce9" office:value-type="float" office:value="40" calcext:value-type="float">
            <text:p>40</text:p>
          </table:table-cell>
          <table:table-cell table:formula="of:=[.K2]*0.4047" office:value-type="float" office:value="16.188" calcext:value-type="float">
            <text:p>16.188</text:p>
          </table:table-cell>
          <table:table-cell table:formula="of:=[.L2]*[.E2]" office:value-type="float" office:value="10.36032" calcext:value-type="float">
            <text:p>10.36032</text:p>
          </table:table-cell>
          <table:table-cell table:formula="of:=[.L2]*[.E2]*[.J2]" office:value-type="float" office:value="0.0205929619975359" calcext:value-type="float">
            <text:p>0.0205930</text:p>
          </table:table-cell>
          <table:table-cell table:formula="of:=1/[.N2]" office:value-type="float" office:value="48.5602799694214" calcext:value-type="float">
            <text:p>48.5602800</text:p>
          </table:table-cell>
          <table:table-cell office:value-type="float" office:value="1" calcext:value-type="float">
            <text:p>1.0000</text:p>
          </table:table-cell>
          <table:table-cell table:number-columns-repeated="1008"/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23.16" calcext:value-type="float">
            <text:p>23.16</text:p>
          </table:table-cell>
          <table:table-cell table:style-name="ce2" table:formula="of:=[.B3]*0.0673" office:value-type="float" office:value="1.558668" calcext:value-type="float">
            <text:p>1.558668</text:p>
          </table:table-cell>
          <table:table-cell table:style-name="ce2" office:value-type="float" office:value="125" calcext:value-type="float">
            <text:p>125</text:p>
          </table:table-cell>
          <table:table-cell table:style-name="ce2" table:formula="of:=(100/[.D3])^2" office:value-type="float" office:value="0.64" calcext:value-type="float">
            <text:p>0.64</text:p>
          </table:table-cell>
          <table:table-cell table:style-name="ce2" table:formula="of:=[.C3]/[.E3]" office:value-type="float" office:value="2.43541875" calcext:value-type="float">
            <text:p>2.4354187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.4" calcext:value-type="float">
            <text:p>6.4</text:p>
          </table:table-cell>
          <table:table-cell table:style-name="ce5" table:formula="of:=([.F3]/365.25)/[.G3]" office:value-type="float" office:value="0.000416738321355236" calcext:value-type="float">
            <text:p>0.0004167</text:p>
          </table:table-cell>
          <table:table-cell table:style-name="ce5" table:formula="of:=[.I3]*[.H3]" office:value-type="float" office:value="0.00266712525667351" calcext:value-type="float">
            <text:p>0.0026671</text:p>
          </table:table-cell>
          <table:table-cell table:style-name="ce10" office:value-type="float" office:value="60" calcext:value-type="float">
            <text:p>60</text:p>
          </table:table-cell>
          <table:table-cell table:style-name="ce2" table:formula="of:=[.K3]*0.4047" office:value-type="float" office:value="24.282" calcext:value-type="float">
            <text:p>24.282</text:p>
          </table:table-cell>
          <table:table-cell table:style-name="ce2" table:formula="of:=[.L3]*[.E3]" office:value-type="float" office:value="15.54048" calcext:value-type="float">
            <text:p>15.54048</text:p>
          </table:table-cell>
          <table:table-cell table:style-name="ce5" table:formula="of:=[.L3]*[.E3]*[.J3]" office:value-type="float" office:value="0.0414484067088296" calcext:value-type="float">
            <text:p>0.0414484</text:p>
          </table:table-cell>
          <table:table-cell table:style-name="ce5" table:formula="of:=1/[.N3]" office:value-type="float" office:value="24.1263797430113" calcext:value-type="float">
            <text:p>24.1263797</text:p>
          </table:table-cell>
          <table:table-cell table:style-name="ce14" table:formula="of:=[.N3]/[.N2]" office:value-type="float" office:value="2.01274623406721" calcext:value-type="float">
            <text:p>2.0127</text:p>
          </table:table-cell>
          <table:table-cell table:style-name="ce2" table:number-columns-repeated="1008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6.96" calcext:value-type="float">
            <text:p>26.96</text:p>
          </table:table-cell>
          <table:table-cell table:formula="of:=[.B4]*0.0673" office:value-type="float" office:value="1.814408" calcext:value-type="float">
            <text:p>1.814408</text:p>
          </table:table-cell>
          <table:table-cell office:value-type="float" office:value="125" calcext:value-type="float">
            <text:p>125</text:p>
          </table:table-cell>
          <table:table-cell table:formula="of:=(100/[.D4])^2" office:value-type="float" office:value="0.64" calcext:value-type="float">
            <text:p>0.64</text:p>
          </table:table-cell>
          <table:table-cell table:formula="of:=[.C4]/[.E4]" office:value-type="float" office:value="2.8350125" calcext:value-type="float">
            <text:p>2.8350125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formula="of:=([.F4]/365.25)/[.G4]" office:value-type="float" office:value="0.000485115075290897" calcext:value-type="float">
            <text:p>0.0004851</text:p>
          </table:table-cell>
          <table:table-cell table:style-name="ce7" table:formula="of:=[.I4]*[.H4]" office:value-type="float" office:value="0.00310473648186174" calcext:value-type="float">
            <text:p>0.0031047</text:p>
          </table:table-cell>
          <table:table-cell table:style-name="ce11" office:value-type="float" office:value="75" calcext:value-type="float">
            <text:p>75</text:p>
          </table:table-cell>
          <table:table-cell table:formula="of:=[.K4]*0.4047" office:value-type="float" office:value="30.3525" calcext:value-type="float">
            <text:p>30.3525</text:p>
          </table:table-cell>
          <table:table-cell table:formula="of:=[.L4]*[.E4]" office:value-type="float" office:value="19.4256" calcext:value-type="float">
            <text:p>19.4256</text:p>
          </table:table-cell>
          <table:table-cell table:formula="of:=[.L4]*[.E4]*[.J4]" office:value-type="float" office:value="0.0603113690020534" calcext:value-type="float">
            <text:p>0.0603114</text:p>
          </table:table-cell>
          <table:table-cell table:formula="of:=1/[.N4]" office:value-type="float" office:value="16.5806218055828" calcext:value-type="float">
            <text:p>16.5806218</text:p>
          </table:table-cell>
          <table:table-cell table:formula="of:=[.N4]/[.N3]" office:value-type="float" office:value="1.45509499136442" calcext:value-type="float">
            <text:p>1.4551</text:p>
          </table:table-cell>
          <table:table-cell table:number-columns-repeated="1008"/>
        </table:table-row>
        <table:table-row table:style-name="ro1">
          <table:table-cell office:value-type="float" office:value="1910" calcext:value-type="float">
            <text:p>1910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25" calcext:value-type="float">
            <text:p>125</text:p>
          </table:table-cell>
          <table:table-cell table:formula="of:=(100/[.D5])^2" office:value-type="float" office:value="0.64" calcext:value-type="float">
            <text:p>0.64</text:p>
          </table:table-cell>
          <table:table-cell table:formula="of:=[.C5]/[.E5]" office:value-type="float" office:value="3.90625" calcext:value-type="float">
            <text:p>3.90625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formula="of:=([.F5]/365.25)/[.G5]" office:value-type="float" office:value="0.000668420602327173" calcext:value-type="float">
            <text:p>0.0006684</text:p>
          </table:table-cell>
          <table:table-cell table:style-name="ce7" table:formula="of:=[.I5]*[.H5]" office:value-type="float" office:value="0.00427789185489391" calcext:value-type="float">
            <text:p>0.0042779</text:p>
          </table:table-cell>
          <table:table-cell table:style-name="ce11" office:value-type="float" office:value="80" calcext:value-type="float">
            <text:p>80</text:p>
          </table:table-cell>
          <table:table-cell table:formula="of:=[.K5]*0.4047" office:value-type="float" office:value="32.376" calcext:value-type="float">
            <text:p>32.376</text:p>
          </table:table-cell>
          <table:table-cell table:formula="of:=[.L5]*[.E5]" office:value-type="float" office:value="20.72064" calcext:value-type="float">
            <text:p>20.72064</text:p>
          </table:table-cell>
          <table:table-cell table:formula="of:=[.L5]*[.E5]*[.J5]" office:value-type="float" office:value="0.0886406570841889" calcext:value-type="float">
            <text:p>0.0886407</text:p>
          </table:table-cell>
          <table:table-cell table:formula="of:=1/[.N5]" office:value-type="float" office:value="11.281504818384" calcext:value-type="float">
            <text:p>11.2815048</text:p>
          </table:table-cell>
          <table:table-cell table:formula="of:=[.N5]/[.N4]" office:value-type="float" office:value="1.46971721171129" calcext:value-type="float">
            <text:p>1.4697</text:p>
          </table:table-cell>
          <table:table-cell table:number-columns-repeated="1008"/>
        </table:table-row>
        <table:table-row table:style-name="ro1">
          <table:table-cell office:value-type="float" office:value="1945" calcext:value-type="float">
            <text:p>194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25" calcext:value-type="float">
            <text:p>125</text:p>
          </table:table-cell>
          <table:table-cell table:formula="of:=(100/[.D6])^2" office:value-type="float" office:value="0.64" calcext:value-type="float">
            <text:p>0.64</text:p>
          </table:table-cell>
          <table:table-cell table:formula="of:=[.C6]/[.E6]" office:value-type="float" office:value="5.46875" calcext:value-type="float">
            <text:p>5.46875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formula="of:=([.F6]/365.25)/[.G6]" office:value-type="float" office:value="0.000935788843258042" calcext:value-type="float">
            <text:p>0.0009358</text:p>
          </table:table-cell>
          <table:table-cell table:style-name="ce7" table:formula="of:=[.I6]*[.H6]" office:value-type="float" office:value="0.00598904859685147" calcext:value-type="float">
            <text:p>0.0059890</text:p>
          </table:table-cell>
          <table:table-cell table:style-name="ce11" office:value-type="float" office:value="85" calcext:value-type="float">
            <text:p>85</text:p>
          </table:table-cell>
          <table:table-cell table:formula="of:=[.K6]*0.4047" office:value-type="float" office:value="34.3995" calcext:value-type="float">
            <text:p>34.3995</text:p>
          </table:table-cell>
          <table:table-cell table:formula="of:=[.L6]*[.E6]" office:value-type="float" office:value="22.01568" calcext:value-type="float">
            <text:p>22.01568</text:p>
          </table:table-cell>
          <table:table-cell table:formula="of:=[.L6]*[.E6]*[.J6]" office:value-type="float" office:value="0.131852977412731" calcext:value-type="float">
            <text:p>0.1318530</text:p>
          </table:table-cell>
          <table:table-cell table:formula="of:=1/[.N6]" office:value-type="float" office:value="7.58420491992201" calcext:value-type="float">
            <text:p>7.5842049</text:p>
          </table:table-cell>
          <table:table-cell table:formula="of:=[.N6]/[.N5]" office:value-type="float" office:value="1.4875" calcext:value-type="float">
            <text:p>1.4875</text:p>
          </table:table-cell>
          <table:table-cell table:number-columns-repeated="1008"/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formula="of:=(100/[.D7])^2" office:value-type="float" office:value="0.64" calcext:value-type="float">
            <text:p>0.64</text:p>
          </table:table-cell>
          <table:table-cell table:formula="of:=[.C7]/[.E7]" office:value-type="float" office:value="7.8125" calcext:value-type="float">
            <text:p>7.8125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formula="of:=([.F7]/365.25)/[.G7]" office:value-type="float" office:value="0.00133684120465435" calcext:value-type="float">
            <text:p>0.0013368</text:p>
          </table:table-cell>
          <table:table-cell table:style-name="ce7" table:formula="of:=[.I7]*[.H7]" office:value-type="float" office:value="0.00855578370978781" calcext:value-type="float">
            <text:p>0.0085558</text:p>
          </table:table-cell>
          <table:table-cell table:style-name="ce11" office:value-type="float" office:value="126" calcext:value-type="float">
            <text:p>126</text:p>
          </table:table-cell>
          <table:table-cell table:formula="of:=[.K7]*0.4047" office:value-type="float" office:value="50.9922" calcext:value-type="float">
            <text:p>50.9922</text:p>
          </table:table-cell>
          <table:table-cell table:formula="of:=[.L7]*[.E7]" office:value-type="float" office:value="32.635008" calcext:value-type="float">
            <text:p>32.635008</text:p>
          </table:table-cell>
          <table:table-cell table:formula="of:=[.L7]*[.E7]*[.J7]" office:value-type="float" office:value="0.279218069815195" calcext:value-type="float">
            <text:p>0.2792181</text:p>
          </table:table-cell>
          <table:table-cell table:formula="of:=1/[.N7]" office:value-type="float" office:value="3.58143010107428" calcext:value-type="float">
            <text:p>3.5814301</text:p>
          </table:table-cell>
          <table:table-cell table:formula="of:=[.N7]/[.N6]" office:value-type="float" office:value="2.11764705882353" calcext:value-type="float">
            <text:p>2.1176</text:p>
          </table:table-cell>
          <table:table-cell table:number-columns-repeated="100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rce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Source for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Link 2</text:p>
          </table:table-cell>
        </table:table-row>
        <table:table-row table:style-name="ro1">
          <table:table-cell office:value-type="string" calcext:value-type="string">
            <text:p>Productivity (bushels/acre)</text:p>
          </table:table-cell>
          <table:table-cell table:style-name="ce15" office:value-type="string" calcext:value-type="string">
            <text:p>https://en.wikipedia.org/wiki/British_Agricultural_Revolution</text:p>
          </table:table-cell>
          <table:table-cell office:value-type="string" calcext:value-type="string">
            <text:p>https://books.google.co.uk/books?id=4mu5dzpmi4IC&amp;pg=PA308&amp;lpg=PA308&amp;dq=wheat+yield+per+acre+uk+history&amp;source=bl&amp;ots=OtcJ9LagmG&amp;sig=UJXr3c8BAYqafR3q-Sg2VNX34Jk&amp;hl=en&amp;sa=X&amp;ved=0ahUKEwiYxLvOjebVAhVRYlAKHdHDDewQ6AEInQEwEg#v=onepage&amp;q=wheat%20yield%20per%20acre%20uk%20history&amp;f=false</text:p>
          </table:table-cell>
        </table:table-row>
        <table:table-row table:style-name="ro1">
          <table:table-cell office:value-type="string" calcext:value-type="string">
            <text:p>Kg/bushel</text:p>
          </table:table-cell>
          <table:table-cell office:value-type="string" calcext:value-type="string">
            <text:p>https://en.wikipedia.org/wiki/Bushel</text:p>
          </table:table-cell>
          <table:table-cell/>
        </table:table-row>
        <table:table-row table:style-name="ro1">
          <table:table-cell office:value-type="string" calcext:value-type="string">
            <text:p>Productivity (tonnes/hectare)</text:p>
          </table:table-cell>
          <table:table-cell office:value-type="string" calcext:value-type="string">
            <text:p>http://www.ecifm.rdg.ac.uk/postwarag.htm</text:p>
          </table:table-cell>
          <table:table-cell/>
        </table:table-row>
        <table:table-row table:style-name="ro1">
          <table:table-cell office:value-type="string" calcext:value-type="string">
            <text:p>Conversion bushels/acre to tons/hectare</text:p>
          </table:table-cell>
          <table:table-cell office:value-type="string" calcext:value-type="string">
            <text:p>http://www.kylesconverter.com/area-density/bushels-per-acre-to-tonnes-per-hecta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7" loext:min-decimal-places="7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7-08-20T16:04:05.037000000</meta:creation-date>
    <dc:date>2017-08-21T01:25:20.231000000</dc:date>
    <dc:creator>James Petts</dc:creator>
    <meta:editing-duration>PT3H54M52S</meta:editing-duration>
    <meta:editing-cycles>52</meta:editing-cycles>
    <meta:generator>LibreOffice/5.2.6.2$Windows_x86 LibreOffice_project/a3100ed2409ebf1c212f5048fbe377c281438fdc</meta:generator>
    <meta:document-statistic meta:table-count="2" meta:cell-count="121" meta:object-count="0"/>
  </office:meta>
</office:document-meta>
</file>